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0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Liberation Serif1" fo:font-weight="normal" officeooo:rsid="007e73ab" officeooo:paragraph-rsid="007e73ab" style:font-weight-asian="normal" style:font-weight-complex="normal"/>
    </style:style>
    <style:style style:name="P2" style:family="paragraph" style:parent-style-name="Standard">
      <style:text-properties style:use-window-font-color="true" style:font-name="Arial1" fo:font-size="10pt" fo:font-weight="normal" officeooo:rsid="00d86e57" officeooo:paragraph-rsid="00d86e57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1" fo:font-size="10pt" fo:font-weight="normal" officeooo:rsid="001eed6b" officeooo:paragraph-rsid="00dad21f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use-window-font-color="true" style:font-name="Arial1" fo:font-size="10pt" fo:font-weight="normal" officeooo:rsid="001eed6b" officeooo:paragraph-rsid="00e645c5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cd1d85" officeooo:paragraph-rsid="00dad21f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use-window-font-color="true" style:font-name="Arial1" fo:font-size="10pt" fo:font-weight="normal" officeooo:rsid="00cd1d85" officeooo:paragraph-rsid="00dad21f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a71056" officeooo:paragraph-rsid="00dad21f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c06615" officeooo:paragraph-rsid="00dad21f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use-window-font-color="true" style:font-name="Arial1" fo:font-size="10pt" fo:font-weight="normal" officeooo:rsid="008eb634" officeooo:paragraph-rsid="00e4e462" fo:background-color="transparent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use-window-font-color="true" style:font-name="Arial1" fo:font-size="10pt" fo:font-weight="normal" officeooo:rsid="00888dd3" officeooo:paragraph-rsid="00087c3c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use-window-font-color="true" style:font-name="Arial1" fo:font-size="10pt" officeooo:rsid="0090244e" officeooo:paragraph-rsid="0090244e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ce9e60" officeooo:paragraph-rsid="00ce9e60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8c10c5" officeooo:paragraph-rsid="00dad21f" style:font-size-asian="10pt" style:font-size-complex="10pt"/>
    </style:style>
    <style:style style:name="P14" style:family="paragraph" style:parent-style-name="Standard">
      <style:text-properties style:use-window-font-color="true" style:font-name="Arial1" fo:font-size="10pt" officeooo:rsid="00cd1d85" officeooo:paragraph-rsid="00dad21f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a71056" officeooo:paragraph-rsid="00dad21f" fo:background-color="transparent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1" fo:font-size="10pt" fo:font-style="italic" fo:font-weight="normal" officeooo:rsid="00c1b121" officeooo:paragraph-rsid="00ce9e60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8a0d74" officeooo:paragraph-rsid="007c929e" fo:background-color="transparent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Arial1" fo:font-size="10pt" fo:font-weight="normal" officeooo:rsid="00a19262" officeooo:paragraph-rsid="00087c3c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Arial1" fo:font-size="10pt" officeooo:rsid="0007ca86" officeooo:paragraph-rsid="00825d4c" style:font-size-asian="10pt" style:font-size-complex="10pt"/>
    </style:style>
    <style:style style:name="P27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28" style:family="paragraph" style:parent-style-name="Standard">
      <style:text-properties style:font-name="Arial1" fo:font-size="10pt" officeooo:rsid="00087c3c" officeooo:paragraph-rsid="00a19262" style:font-size-asian="10pt" style:font-size-complex="10pt"/>
    </style:style>
    <style:style style:name="P29" style:family="paragraph" style:parent-style-name="Standard">
      <style:text-properties style:font-name="Arial1" fo:font-size="10pt" officeooo:rsid="00087c3c" officeooo:paragraph-rsid="00baa73a" style:font-size-asian="10pt" style:font-size-complex="10pt"/>
    </style:style>
    <style:style style:name="P30" style:family="paragraph" style:parent-style-name="Standard">
      <style:text-properties style:font-name="Arial1" fo:font-size="10pt" officeooo:rsid="00087c3c" officeooo:paragraph-rsid="00d429d1" style:font-size-asian="10pt" style:font-size-complex="10pt"/>
    </style:style>
    <style:style style:name="P31" style:family="paragraph" style:parent-style-name="Standard">
      <style:text-properties officeooo:paragraph-rsid="00087c3c"/>
    </style:style>
    <style:style style:name="P32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07ca86" officeooo:paragraph-rsid="00087c3c" style:font-size-asian="10pt" style:font-style-asian="normal" style:font-weight-asian="normal" style:font-size-complex="10pt" style:font-weight-complex="normal" style:text-emphasize="none"/>
    </style:style>
    <style:style style:name="P33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b5d251" officeooo:paragraph-rsid="00087c3c" style:font-size-asian="10pt" style:font-style-asian="normal" style:font-weight-asian="normal" style:text-emphasize="none"/>
    </style:style>
    <style:style style:name="P34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7c929e" officeooo:paragraph-rsid="00e47107" fo:background-color="transparent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text-properties officeooo:paragraph-rsid="00d429d1"/>
    </style:style>
    <style:style style:name="P36" style:family="paragraph" style:parent-style-name="Standard">
      <style:text-properties officeooo:paragraph-rsid="00e47107"/>
    </style:style>
    <style:style style:name="P37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825d4c" fo:background-color="transparent" style:font-size-asian="10pt" style:font-size-complex="10pt"/>
    </style:style>
    <style:style style:name="P38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7c929e" fo:background-color="transparent" style:font-size-asian="10pt" style:font-size-complex="10pt"/>
    </style:style>
    <style:style style:name="P39" style:family="paragraph" style:parent-style-name="Table_20_Contents">
      <style:text-properties style:font-name="Arial1" fo:font-size="10pt" officeooo:paragraph-rsid="007c929e" fo:background-color="transparent" style:font-size-asian="10pt" style:font-size-complex="10pt"/>
    </style:style>
    <style:style style:name="P40" style:family="paragraph" style:parent-style-name="Table_20_Contents">
      <style:text-properties style:font-name="Arial1" fo:font-size="10pt" officeooo:rsid="00825d4c" officeooo:paragraph-rsid="00825d4c" fo:background-color="transparent" style:font-size-asian="10pt" style:font-size-complex="10pt"/>
    </style:style>
    <style:style style:name="P41" style:family="paragraph" style:parent-style-name="Table_20_Contents">
      <style:text-properties style:font-name="Arial1" fo:font-size="10pt" officeooo:rsid="00888dd3" officeooo:paragraph-rsid="00888dd3" fo:background-color="transparent" style:font-size-asian="10pt" style:font-size-complex="10pt"/>
    </style:style>
    <style:style style:name="P42" style:family="paragraph" style:parent-style-name="Table_20_Contents">
      <style:text-properties style:font-name="Arial1" fo:font-size="10pt" officeooo:rsid="00d86e57" officeooo:paragraph-rsid="00d86e57" fo:background-color="transparent" style:font-size-asian="10pt" style:font-size-complex="10pt"/>
    </style:style>
    <style:style style:name="P43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4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45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46" style:family="paragraph" style:parent-style-name="Standard" style:master-page-name="Landscape">
      <style:paragraph-properties fo:text-align="start" style:justify-single-word="false" style:page-number="auto"/>
      <style:text-properties style:font-name="Arial2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47" style:family="paragraph" style:parent-style-name="Standard">
      <style:text-properties style:font-name="Arial1" fo:font-size="10pt" officeooo:rsid="00087c3c" officeooo:paragraph-rsid="00ec9771" style:font-size-asian="10pt" style:font-size-complex="10pt"/>
    </style:style>
    <style:style style:name="P48" style:family="paragraph" style:parent-style-name="Table_20_Contents">
      <style:text-properties style:font-name="Arial1" fo:font-size="10pt" officeooo:rsid="00e9393f" officeooo:paragraph-rsid="00ec9771" fo:background-color="transparent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ca86" style:font-weight-asian="normal" style:font-weight-complex="normal"/>
    </style:style>
    <style:style style:name="T4" style:family="text">
      <style:text-properties fo:font-weight="normal" officeooo:rsid="004715f6" style:font-weight-asian="normal" style:font-weight-complex="normal"/>
    </style:style>
    <style:style style:name="T5" style:family="text">
      <style:text-properties fo:font-weight="normal" officeooo:rsid="00d429d1" style:font-weight-asian="normal" style:font-weight-complex="normal"/>
    </style:style>
    <style:style style:name="T6" style:family="text">
      <style:text-properties fo:font-weight="normal" officeooo:rsid="00e9393f" style:font-weight-asian="normal" style:font-weight-complex="normal"/>
    </style:style>
    <style:style style:name="T7" style:family="text">
      <style:text-properties fo:font-weight="normal" fo:background-color="transparent" loext:char-shading-value="0" style:font-weight-asian="normal" style:font-weight-complex="normal"/>
    </style:style>
    <style:style style:name="T8" style:family="text">
      <style:text-properties fo:font-weight="normal" officeooo:rsid="00b30100" fo:background-color="transparent" loext:char-shading-value="0" style:font-weight-asian="normal" style:font-weight-complex="normal"/>
    </style:style>
    <style:style style:name="T9" style:family="text">
      <style:text-properties fo:font-weight="normal" officeooo:rsid="00b7aa90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c39935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c5f2ae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cc5ebd" fo:background-color="transparent" loext:char-shading-value="0" style:font-weight-asian="normal" style:font-weight-complex="normal"/>
    </style:style>
    <style:style style:name="T13" style:family="text">
      <style:text-properties fo:font-weight="normal" officeooo:rsid="00b8a987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d65b28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d7805c" fo:background-color="transparent" loext:char-shading-value="0" style:font-weight-asian="normal" style:font-weight-complex="normal"/>
    </style:style>
    <style:style style:name="T16" style:family="text">
      <style:text-properties fo:font-weight="normal" officeooo:rsid="00d89803" fo:background-color="transparent" loext:char-shading-value="0" style:font-weight-asian="normal" style:font-weight-complex="normal"/>
    </style:style>
    <style:style style:name="T17" style:family="text">
      <style:text-properties fo:font-weight="normal" officeooo:rsid="00d916c5" fo:background-color="transparent" loext:char-shading-value="0" style:font-weight-asian="normal" style:font-weight-complex="normal"/>
    </style:style>
    <style:style style:name="T18" style:family="text">
      <style:text-properties fo:font-weight="normal" officeooo:rsid="00c06615" fo:background-color="transparent" loext:char-shading-value="0" style:font-weight-asian="normal" style:font-weight-complex="normal"/>
    </style:style>
    <style:style style:name="T19" style:family="text">
      <style:text-properties fo:font-weight="normal" officeooo:rsid="00d11112" fo:background-color="transparent" loext:char-shading-value="0" style:font-weight-asian="normal" style:font-weight-complex="normal"/>
    </style:style>
    <style:style style:name="T20" style:family="text">
      <style:text-properties fo:font-weight="normal" officeooo:rsid="00ddbe13" fo:background-color="transparent" loext:char-shading-value="0" style:font-weight-asian="normal" style:font-weight-complex="normal"/>
    </style:style>
    <style:style style:name="T21" style:family="text">
      <style:text-properties fo:font-weight="normal" officeooo:rsid="00dfd7fa" fo:background-color="transparent" loext:char-shading-value="0" style:font-weight-asian="normal" style:font-weight-complex="normal"/>
    </style:style>
    <style:style style:name="T22" style:family="text">
      <style:text-properties fo:font-weight="normal" officeooo:rsid="00e645c5" fo:background-color="transparent" loext:char-shading-value="0" style:font-weight-asian="normal" style:font-weight-complex="normal"/>
    </style:style>
    <style:style style:name="T23" style:family="text">
      <style:text-properties fo:font-weight="normal" officeooo:rsid="00eb5f27" fo:background-color="transparent" loext:char-shading-value="0" style:font-weight-asian="normal" style:font-weight-complex="normal"/>
    </style:style>
    <style:style style:name="T24" style:family="text">
      <style:text-properties fo:font-weight="normal" officeooo:rsid="012cda9c" fo:background-color="transparent" loext:char-shading-value="0" style:font-weight-asian="normal" style:font-weight-complex="normal"/>
    </style:style>
    <style:style style:name="T25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26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27" style:family="text">
      <style:text-properties style:font-name="Arial2" fo:font-size="10pt" officeooo:rsid="00baa73a" style:font-size-asian="10pt" style:font-size-complex="10pt"/>
    </style:style>
    <style:style style:name="T28" style:family="text">
      <style:text-properties style:font-name="Arial2" officeooo:rsid="00baa73a"/>
    </style:style>
    <style:style style:name="T29" style:family="text">
      <style:text-properties officeooo:rsid="0084e411"/>
    </style:style>
    <style:style style:name="T30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1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dfd7fa" style:font-size-asian="10pt" style:font-style-asian="normal" style:font-weight-asian="normal" style:text-emphasize="none"/>
    </style:style>
    <style:style style:name="T32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e47107" style:font-size-asian="10pt" style:font-style-asian="normal" style:font-weight-asian="normal" style:text-emphasize="none"/>
    </style:style>
    <style:style style:name="T33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e7a223" style:font-size-asian="10pt" style:font-style-asian="normal" style:font-weight-asian="normal" style:text-emphasize="none"/>
    </style:style>
    <style:style style:name="T34" style:family="text">
      <style:text-properties officeooo:rsid="000c6bcc"/>
    </style:style>
    <style:style style:name="T35" style:family="text">
      <style:text-properties officeooo:rsid="0007ca86"/>
    </style:style>
    <style:style style:name="T36" style:family="text">
      <style:text-properties officeooo:rsid="000d80b4"/>
    </style:style>
    <style:style style:name="T37" style:family="text">
      <style:text-properties style:font-name="Arial1" fo:font-size="10pt" officeooo:rsid="00087c3c" style:font-size-asian="10pt" style:font-size-complex="10pt"/>
    </style:style>
    <style:style style:name="T38" style:family="text">
      <style:text-properties style:font-name="Arial1" fo:font-size="10pt" officeooo:rsid="00baa73a" style:font-size-asian="10pt" style:font-size-complex="10pt"/>
    </style:style>
    <style:style style:name="T39" style:family="text">
      <style:text-properties style:font-name="Arial1" fo:font-size="10pt" officeooo:rsid="00d429d1" style:font-size-asian="10pt" style:font-size-complex="10pt"/>
    </style:style>
    <style:style style:name="T40" style:family="text">
      <style:text-properties style:font-name="Arial1" fo:font-size="10pt" fo:font-weight="normal" officeooo:rsid="0007ca86" style:font-size-asian="10pt" style:font-weight-asian="normal" style:font-size-complex="10pt" style:font-weight-complex="normal"/>
    </style:style>
    <style:style style:name="T41" style:family="text">
      <style:text-properties style:font-name="Arial1" fo:font-size="10pt" fo:font-weight="normal" officeooo:rsid="00baa73a" style:font-size-asian="10pt" style:font-weight-asian="normal" style:font-size-complex="10pt" style:font-weight-complex="normal"/>
    </style:style>
    <style:style style:name="T42" style:family="text">
      <style:text-properties style:font-name="Arial1" fo:font-size="10pt" fo:font-weight="normal" officeooo:rsid="00d429d1" style:font-size-asian="10pt" style:font-weight-asian="normal" style:font-size-complex="10pt" style:font-weight-complex="normal"/>
    </style:style>
    <style:style style:name="T43" style:family="text">
      <style:text-properties style:font-name="Arial1" fo:font-size="10pt" fo:font-weight="normal" officeooo:rsid="00b8c798" style:font-size-asian="10pt" style:font-weight-asian="normal" style:font-size-complex="10pt" style:font-weight-complex="normal"/>
    </style:style>
    <style:style style:name="T44" style:family="text">
      <style:text-properties style:font-name="Arial1" fo:font-size="10pt" fo:font-weight="normal" officeooo:rsid="00dad21f" style:font-size-asian="10pt" style:font-weight-asian="normal" style:font-size-complex="10pt" style:font-weight-complex="normal"/>
    </style:style>
    <style:style style:name="T45" style:family="text">
      <style:text-properties style:font-name="Arial1" fo:font-size="10pt" fo:font-weight="normal" officeooo:rsid="00dc5ee9" style:font-size-asian="10pt" style:font-weight-asian="normal" style:font-size-complex="10pt" style:font-weight-complex="normal"/>
    </style:style>
    <style:style style:name="T46" style:family="text">
      <style:text-properties style:font-name="Arial1" fo:font-size="10pt" fo:font-weight="normal" officeooo:rsid="00dfd7fa" style:font-size-asian="10pt" style:font-weight-asian="normal" style:font-size-complex="10pt" style:font-weight-complex="normal"/>
    </style:style>
    <style:style style:name="T47" style:family="text">
      <style:text-properties style:font-name="Arial1" fo:font-size="10pt" fo:font-weight="normal" officeooo:rsid="00e47107" style:font-size-asian="10pt" style:font-weight-asian="normal" style:font-size-complex="10pt" style:font-weight-complex="normal"/>
    </style:style>
    <style:style style:name="T48" style:family="text">
      <style:text-properties style:font-name="Arial1" fo:font-size="10pt" fo:font-weight="normal" officeooo:rsid="00e9393f" style:font-size-asian="10pt" style:font-weight-asian="normal" style:font-size-complex="10pt" style:font-weight-complex="normal"/>
    </style:style>
    <style:style style:name="T49" style:family="text">
      <style:text-properties style:font-name="Arial1" officeooo:rsid="00dfd7fa" style:font-weight-complex="normal"/>
    </style:style>
    <style:style style:name="T50" style:family="text">
      <style:text-properties style:font-name="Arial1" officeooo:rsid="00e47107" style:font-weight-complex="normal"/>
    </style:style>
    <style:style style:name="T51" style:family="text">
      <style:text-properties officeooo:rsid="009e054c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0baa73a"/>
    </style:style>
    <style:style style:name="T54" style:family="text">
      <style:text-properties officeooo:rsid="00dad21f"/>
    </style:style>
    <style:style style:name="T55" style:family="text">
      <style:text-properties officeooo:rsid="00dad794"/>
    </style:style>
    <style:style style:name="T56" style:family="text">
      <style:text-properties officeooo:rsid="00dc5ee9"/>
    </style:style>
    <style:style style:name="T57" style:family="text">
      <style:text-properties officeooo:rsid="00dfd7fa"/>
    </style:style>
    <style:style style:name="T58" style:family="text">
      <style:text-properties officeooo:rsid="00e24488"/>
    </style:style>
    <style:style style:name="T59" style:family="text">
      <style:text-properties officeooo:rsid="00e47107"/>
    </style:style>
    <style:style style:name="T60" style:family="text">
      <style:text-properties officeooo:rsid="00b1c9b7"/>
    </style:style>
    <style:style style:name="T61" style:family="text">
      <style:text-properties officeooo:rsid="00c3e15e"/>
    </style:style>
    <style:style style:name="T62" style:family="text">
      <style:text-properties officeooo:rsid="00e645c5"/>
    </style:style>
    <style:style style:name="T63" style:family="text">
      <style:text-properties officeooo:rsid="00ec9771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OJET P<text:span text:style-name="T51">acman</text:span></text:p>
      <text:p text:style-name="P20"/>
      <text:p text:style-name="P20"/>
      <text:p text:style-name="P20"><draw:frame draw:style-name="fr1" draw:name="Cadre7" text:anchor-type="paragraph" svg:x="0.034cm" svg:y="0.233cm" svg:width="17.082cm" draw:z-index="1"><draw:text-box fo:min-height="0.79cm"><text:p text:style-name="P23">FICHE DE SPÉCIFICATION DE L’US N° : <text:span text:style-name="T54">1460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44">Historique des modifications</text:p>
            <text:p text:style-name="P37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40">version</text:p>
          </table:table-cell>
          <table:table-cell table:style-name="Tableau2.B2" office:value-type="string">
            <text:p text:style-name="P40">Date</text:p>
          </table:table-cell>
          <table:table-cell table:style-name="Tableau2.C2" office:value-type="string">
            <text:p text:style-name="P40">Auteur de la modification</text:p>
          </table:table-cell>
          <table:table-cell table:style-name="Tableau2.D2" office:value-type="string">
            <text:p text:style-name="P40">statut<text:note text:id="ftn1" text:note-class="footnote"><text:note-citation>1</text:note-citation><text:note-body><text:p text:style-name="P45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40">00</text:p>
          </table:table-cell>
          <table:table-cell table:style-name="Tableau2.B3" office:value-type="string">
            <text:p text:style-name="P41"><text:span text:style-name="T56">07</text:span>/0<text:span text:style-name="T56">3</text:span>/201<text:span text:style-name="T55">9</text:span></text:p>
          </table:table-cell>
          <table:table-cell table:style-name="Tableau2.C3" office:value-type="string">
            <text:p text:style-name="P41">GC</text:p>
          </table:table-cell>
          <table:table-cell table:style-name="Tableau2.D3" office:value-type="string">
            <text:p text:style-name="P42"/>
          </table:table-cell>
        </table:table-row>
        <table:table-row>
          <table:table-cell table:style-name="Tableau2.A2" office:value-type="string">
            <text:p text:style-name="P40">01</text:p>
          </table:table-cell>
          <table:table-cell table:style-name="Tableau2.B4" office:value-type="string">
            <text:p text:style-name="P2"/>
          </table:table-cell>
          <table:table-cell table:style-name="Tableau2.C4" office:value-type="string">
            <text:p text:style-name="P2"/>
          </table:table-cell>
          <table:table-cell table:style-name="Tableau2.D4" office:value-type="string">
            <text:p text:style-name="P2"/>
          </table:table-cell>
        </table:table-row>
      </table:table>
      <text:p text:style-name="P26"><draw:frame draw:style-name="fr1" draw:name="Cadre2" text:anchor-type="paragraph" svg:x="0.018cm" svg:y="0.37cm" svg:width="17.03cm" draw:z-index="0"><draw:text-box fo:min-height="0.79cm"><text:p text:style-name="P31"><text:span text:style-name="T37">FONCTIONNALIT</text:span><text:span text:style-name="T40">É : </text:span><text:span text:style-name="T46">Choisir</text:span><text:span text:style-name="T30"> le domaine </text:span><text:span text:style-name="T32">pour lequel </text:span><text:span text:style-name="T31">e</text:span><text:span text:style-name="T32">ffacer</text:span><text:span text:style-name="T31"> les données </text:span><text:span text:style-name="T33">dans l’espace de synthèse</text:span></text:p><text:p text:style-name="P33"/><text:p text:style-name="P25"/><text:p text:style-name="P32"/><text:p text:style-name="P10"/></draw:text-box></draw:frame><draw:frame draw:style-name="fr1" draw:name="Cadre8" text:anchor-type="paragraph" svg:x="-0.034cm" svg:y="3.339cm" svg:width="17.014cm" draw:z-index="2"><draw:text-box fo:min-height="0.79cm"><text:p text:style-name="P47"><text:span text:style-name="T36">PROFIL</text:span> D'UTILISAT<text:span text:style-name="T36">EURS</text:span> CONCERN<text:span text:style-name="T3">É : </text:span><text:span text:style-name="T6">Responsable, </text:span><text:span text:style-name="T24">administrateur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8"/>
            <text:p text:style-name="P43">Description</text:p>
            <text:p text:style-name="P38"/>
          </table:table-cell>
          <table:covered-table-cell/>
        </table:table-row>
        <table:table-row>
          <table:table-cell table:style-name="Tableau1.A2" office:value-type="string">
            <text:p text:style-name="P39">En tant que</text:p>
          </table:table-cell>
          <table:table-cell table:style-name="Tableau1.B4" office:value-type="string">
            <text:p text:style-name="P48">responsable <text:span text:style-name="T63">ou administrateur</text:span></text:p>
          </table:table-cell>
        </table:table-row>
        <table:table-row>
          <table:table-cell table:style-name="Tableau1.A2" office:value-type="string">
            <text:p text:style-name="P39">Je veux</text:p>
          </table:table-cell>
          <table:table-cell table:style-name="Tableau1.B4" office:value-type="string">
            <text:p text:style-name="P34"><text:span text:style-name="T50">c</text:span><text:span text:style-name="T49">hoisir</text:span> le domaine <text:span text:style-name="T59">pour lequel effacer les données</text:span></text:p>
          </table:table-cell>
        </table:table-row>
        <table:table-row>
          <table:table-cell table:style-name="Tableau1.A2" office:value-type="string">
            <text:p text:style-name="P39">Afin de/<text:span text:style-name="T29">que</text:span></text:p>
          </table:table-cell>
          <table:table-cell table:style-name="Tableau1.B4" office:value-type="string">
            <text:p text:style-name="P17">pouvoir <text:span text:style-name="T58">accéder aux</text:span> dimensions <text:span text:style-name="T57">du domaine</text:span> <text:span text:style-name="T54">pour les données à effacer</text:span></text:p>
          </table:table-cell>
        </table:table-row>
      </table:table>
      <text:p text:style-name="P19"><draw:frame draw:style-name="fr1" draw:name="Cadre10" text:anchor-type="paragraph" svg:x="0.044cm" svg:y="2.958cm" svg:width="17.014cm" draw:z-index="8"><draw:text-box fo:min-height="0.79cm"><text:p text:style-name="P29"><text:span text:style-name="T53">ZONE DE L’ </text:span><text:span text:style-name="T28">É</text:span><text:span text:style-name="T53">CRAN DE D</text:span><text:span text:style-name="T3">É</text:span><text:span text:style-name="T5">PART</text:span><text:span text:style-name="T3"> : </text:span><text:span text:style-name="T5">Menu déroulant concernant le domaine</text:span></text:p></draw:text-box></draw:frame><draw:frame draw:style-name="fr1" draw:name="Cadre1" text:anchor-type="paragraph" svg:x="0.037cm" svg:y="0.243cm" svg:width="17.03cm" draw:z-index="9"><draw:text-box fo:min-height="0.79cm"><text:p text:style-name="P35"><text:span text:style-name="T27">É</text:span><text:span text:style-name="T38">CRAN</text:span><text:span text:style-name="T39"> DE D</text:span><text:span text:style-name="T40">É</text:span><text:span text:style-name="T42">PART</text:span><text:span text:style-name="T40"> : </text:span><text:span text:style-name="T41">Choix de</text:span><text:span text:style-name="T43">s paramètres d’</text:span><text:span text:style-name="T47">effacement</text:span><text:span text:style-name="T44"> des données </text:span><text:span text:style-name="T45">dans </text:span><text:span text:style-name="T48">l’</text:span><text:span text:style-name="T45">espace de </text:span><text:span text:style-name="T48">synthèse</text:span></text:p></draw:text-box></draw:frame><draw:frame draw:style-name="fr1" draw:name="Cadre11" text:anchor-type="paragraph" svg:x="0.044cm" svg:y="1.52cm" svg:width="17.03cm" draw:z-index="10"><draw:text-box fo:min-height="0.79cm"><text:p text:style-name="P36"><text:span text:style-name="T27">É</text:span><text:span text:style-name="T38">CRAN</text:span><text:span text:style-name="T39"> D’ARRIV</text:span><text:span text:style-name="T40">É</text:span><text:span text:style-name="T42">E</text:span><text:span text:style-name="T40"> : </text:span><text:span text:style-name="T41">Choix de</text:span><text:span text:style-name="T43">s paramètres d’</text:span><text:span text:style-name="T47">effacement</text:span><text:span text:style-name="T44"> des données </text:span><text:span text:style-name="T45">dans </text:span><text:span text:style-name="T48">l’espace </text:span><text:span text:style-name="T45">de </text:span><text:span text:style-name="T48">sythèse</text:span></text:p></draw:text-box></draw:frame><draw:frame draw:style-name="fr1" draw:name="Cadre12" text:anchor-type="paragraph" svg:x="0.044cm" svg:y="4.235cm" svg:width="17.014cm" draw:z-index="11"><draw:text-box fo:min-height="0.79cm"><text:p text:style-name="P30"><text:span text:style-name="T53">ZONE DE L’ </text:span><text:span text:style-name="T28">É</text:span><text:span text:style-name="T53">CRAN D’ARRIV</text:span><text:span text:style-name="T3">É</text:span><text:span text:style-name="T5">E</text:span><text:span text:style-name="T3"> : </text:span><text:span text:style-name="T5">Sous le menu déroulant concernant le domaine</text:span></text:p></draw:text-box></draw:frame></text:p>
      <text:p text:style-name="P19"/>
      <text:p text:style-name="P19"><draw:frame draw:style-name="fr2" draw:name="Cadre4" text:anchor-type="paragraph" svg:x="0.316cm" svg:y="0.868cm" svg:width="16.923cm" draw:z-index="3"><draw:text-box fo:min-height="1.939cm"><text:p text:style-name="P27"><text:span text:style-name="T2">Pré-requis à la mise en œuvre de la fonctionnalité</text:span><text:span text:style-name="T3"> : </text:span></text:p><text:p text:style-name="P9">Avoir choisi d<text:span text:style-name="T60">e créer le paramétrage d’une nouvel effacement dans l’espace de synthèse </text:span>(US n°<text:span text:style-name="T61">1450</text:span>)</text:p></draw:text-box></draw:frame><draw:frame draw:style-name="fr2" draw:name="Cadre3" text:anchor-type="paragraph" svg:x="0.236cm" svg:y="3.267cm" svg:width="16.953cm" draw:z-index="6"><draw:text-box fo:min-height="2.738cm"><text:p text:style-name="P21">Liste des r<text:span text:style-name="T34">è</text:span>gles de gestion à appliquer pour cette fonctionnalité<text:span text:style-name="T35"> : </text:span></text:p><text:p text:style-name="P11"/></draw:text-box></draw:frame>SPÉCIFICATIONS DÉTAILLÉES</text:p>
      <text:p text:style-name="P24"/>
      <text:p text:style-name="P24"><draw:frame draw:style-name="fr2" draw:name="Cadre5" text:anchor-type="paragraph" svg:x="0.57cm" svg:y="0.256cm" svg:width="16.974cm" draw:z-index="5"><draw:text-box fo:min-height="14.97cm"><text:p text:style-name="P28"><text:span text:style-name="T52">Description de la fonctionnalité : </text:span><text:span text:style-name="T4">cf. exemple d'écran en annexe de la fiche</text:span></text:p><text:p text:style-name="P13"><text:span text:style-name="T7">En </text:span><text:span text:style-name="T16">cliquant sur le bouton « Domaine », un</text:span><text:span text:style-name="T8"> menu déroulant </text:span><text:span text:style-name="T16">affiche</text:span><text:span text:style-name="T8"> </text:span><text:span text:style-name="T14">l</text:span><text:span text:style-name="T13">a liste </text:span><text:span text:style-name="T10">des d</text:span><text:span text:style-name="T16">omaines, </text:span><text:span text:style-name="T23">pour lesquels l’utilisateur a les droits d’écriture dans l’espace de synthèse,</text:span><text:span text:style-name="T16"> qui permet de sélectionner le domaine dont les données sont </text:span><text:span text:style-name="T21">à </text:span><text:span text:style-name="T22">effacer</text:span><text:span text:style-name="T20"> dans l’espace de </text:span><text:span text:style-name="T23">synrhèse</text:span><text:span text:style-name="T15">. </text:span><text:span text:style-name="T7">En choisissant l</text:span><text:span text:style-name="T9">e domaine</text:span><text:span text:style-name="T8">, </text:span><text:span text:style-name="T14">l</text:span><text:span text:style-name="T13">a liste </text:span><text:span text:style-name="T10">des dimensions </text:span><text:span text:style-name="T17">(hors domaine)</text:span><text:span text:style-name="T10"> </text:span><text:span text:style-name="T14">sous forme de un bouton par dimension</text:span><text:span text:style-name="T10"> </text:span><text:span text:style-name="T12">s’affiche </text:span><text:span text:style-name="T14">en ligne</text:span><text:span text:style-name="T12"> sous le menu déroulant du domaine.</text:span><text:span text:style-name="T13"> </text:span><text:span text:style-name="T15">Chaque bouton permet de choisir les modalités à afficher dans le tableau. </text:span><text:span text:style-name="T18">L’identifiant métier de la dimension figure sur le bouton.</text:span></text:p><text:p text:style-name="P8"/><text:p text:style-name="P14"><text:span text:style-name="T19">L</text:span><text:span text:style-name="T7">es dimensions (hors DO domaine, sélectionné au préalable) sont classées dans l’ordre suivant :</text:span></text:p><text:p text:style-name="P6"/><text:p text:style-name="P6">En premier, les dimensions présentant des hiérarchies selon l’ordre du passage des agrégations :</text:p><text:p text:style-name="P6"/><text:p text:style-name="P15">1. CC</text:p><text:p text:style-name="P15">2. OP</text:p><text:p text:style-name="P15">3. AC</text:p><text:p text:style-name="P15">4. PA</text:p><text:p text:style-name="P15">5. SI</text:p><text:p text:style-name="P15">6. SP</text:p><text:p text:style-name="P15">7. PR</text:p><text:p text:style-name="P15">8. BR</text:p><text:p text:style-name="P15">9. AE</text:p><text:p text:style-name="P15">10. RG</text:p><text:p text:style-name="P7"/><text:p text:style-name="P5">Ensuite, les dimensions qui ne présentent pas de hiérarchie sont classées dans l’ordre alphabétique</text:p><text:p text:style-name="P5"/><text:p text:style-name="P5">1. BA</text:p><text:p text:style-name="P5">2. CO</text:p><text:p text:style-name="P5">3. DA</text:p><text:p text:style-name="P5">4. DT</text:p><text:p text:style-name="P5">5. ET</text:p><text:p text:style-name="P5">6. PA</text:p><text:p text:style-name="P5">7. PC</text:p><text:p text:style-name="P5">8. UN</text:p><text:p text:style-name="P8">9. VC</text:p><text:p text:style-name="P8"/><text:p text:style-name="P12"><text:span text:style-name="T11">S</text:span><text:span text:style-name="T7">i l’utilisateur choisit un nouveau domaine et valide son choix, la liste des dimensions est remise à jour et aucune modalité n’est sélectionnée pour chacune des dimensions.</text:span></text:p><text:p text:style-name="P16"/></draw:text-box></draw:frame><text:soft-page-break/></text:p>
      <text:p text:style-name="P24"><draw:frame draw:style-name="fr2" draw:name="Cadre6" text:anchor-type="paragraph" svg:x="0.497cm" svg:y="23.398cm" svg:width="16.974cm" draw:z-index="4"><draw:text-box fo:min-height="0.669cm"><text:p text:style-name="P21">Résultat attendu de la fonctionnalité<text:span text:style-name="T35"> : </text:span></text:p><text:p text:style-name="P3">L<text:span text:style-name="T62">a sélection des modalités par dimension pour le domaine est accessible.</text:span></text:p></draw:text-box></draw:frame><draw:frame draw:style-name="fr3" draw:name="Cadre9" text:anchor-type="paragraph" svg:x="0.467cm" svg:y="24.899cm" svg:width="16.974cm" draw:z-index="7"><draw:text-box fo:min-height="0.669cm"><text:p text:style-name="P22"><text:span text:style-name="T35">C</text:span><text:span text:style-name="T1">ritère d’acceptation – Jeux de test </text:span><text:span text:style-name="T25">(</text:span><text:span text:style-name="T26">y c.</text:span><text:span text:style-name="T25"> d</text:span><text:span text:style-name="T26">é</text:span><text:span text:style-name="T25">finition de prêt)</text:span></text:p><text:p text:style-name="P4">L<text:span text:style-name="T62">a sélection des modalités par dimension pour le domaine est accessible.</text:span></text:p><text:p text:style-name="P1"/></draw:text-box></draw:frame>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3-21T14:16:21.922000000</dc:date>
    <meta:editing-duration>P2DT5H25M52S</meta:editing-duration>
    <meta:editing-cycles>183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3" meta:paragraph-count="58" meta:word-count="423" meta:character-count="2534" meta:non-whitespace-character-count="2165"/>
  </office:meta>
</office:document-meta>
</file>